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3cm" fo:min-width="24.73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23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  <style:text-properties style:font-size-asian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203cm" svg:height="0.962cm" svg:x="1.1cm" svg:y="0.7cm">
          <draw:text-box>
            <text:p><text:span text:style-name="T1">Git</text:span><text:span text:style-name="T1">始め方</text:span></text:p>
          </draw:text-box>
        </draw:frame>
        <draw:frame draw:style-name="gr2" draw:text-style-name="P1" draw:layer="layout" svg:width="25.238cm" svg:height="5.863cm" svg:x="1.5cm" svg:y="2cm">
          <draw:text-box>
            <text:p><text:span text:style-name="T1">repository</text:span><text:span text:style-name="T1">を作りたい</text:span><text:span text:style-name="T1">directory</text:span><text:span text:style-name="T1">にて</text:span></text:p>
            <text:p><text:span text:style-name="T1">$git init</text:span></text:p>
            <text:p><text:span text:style-name="T1">$git config -- global user.email “</text:span><text:span text:style-name="T1"><text:a xlink:href="mailto:hiroumi@mit.edu" xlink:type="simple">hiroumi@mit.edu</text:a></text:span><text:span text:style-name="T1">”</text:span></text:p>
            <text:p><text:span text:style-name="T1">$git config -- global user.name “HiroumiTani” <text:s text:c="2"/>// </text:span><text:span text:style-name="T1">念の為、</text:span><text:span text:style-name="T1">GitHub</text:span><text:span text:style-name="T1">の登録情報に合わせる</text:span></text:p>
            <text:p><text:span text:style-name="T1">global</text:span><text:span text:style-name="T1">をつけることで、ホームディレクトリ全体に反映される。つけなければ、</text:span></text:p>
            <text:p><text:span text:style-name="T1">そのディレクトリだけに適用される。</text:span></text:p>
            <text:p><text:span text:style-name="T1">~/.gitconfig</text:span><text:span text:style-name="T1">に設定が残るので、直接編集も可能。また、 </text:span><text:span text:style-name="T1">$git config --list </text:span><text:span text:style-name="T1">で設定を確認できる。 </text:span></text:p>
            <text:p><text:span text:style-name="T1"/></text:p>
          </draw:text-box>
        </draw:frame>
        <draw:frame draw:style-name="gr3" draw:text-style-name="P1" draw:layer="layout" svg:width="25.6cm" svg:height="9.673cm" svg:x="1.6cm" svg:y="9.727cm">
          <draw:text-box>
            <text:p><text:span text:style-name="T1">変更を加えた場合、</text:span></text:p>
            <text:p><text:span text:style-name="T1">$git add [file name], [directory name] or * <text:s text:c="6"/>//</text:span><text:span text:style-name="T1">ファイル</text:span><text:span text:style-name="T1">or</text:span><text:span text:style-name="T1">フォルダを</text:span><text:span text:style-name="T1">staging</text:span><text:span text:style-name="T1">する。</text:span></text:p>
            <text:p><text:span text:style-name="T1">$git commit -m “comment” //repository</text:span><text:span text:style-name="T1">に登録。</text:span><text:span text:style-name="T1">-m</text:span><text:span text:style-name="T1">を省略すると、専用エディタが立ち上がる。</text:span></text:p>
            <text:p><text:span text:style-name="T1"/></text:p>
            <text:p><text:span text:style-name="T1">// staging</text:span><text:span text:style-name="T1">があることで、１つの</text:span><text:span text:style-name="T1">commit</text:span><text:span text:style-name="T1">い含めるないよ変更内容を細かく区切ることが可能になる。</text:span></text:p>
            <text:p><text:span text:style-name="T1">commit</text:span><text:span text:style-name="T1">前に</text:span><text:span text:style-name="T1">staging</text:span><text:span text:style-name="T1">した内容を取り消したい場合、</text:span></text:p>
            <text:p><text:span text:style-name="T1">$git reset or git reset [file name]</text:span></text:p>
            <text:p><text:span text:style-name="T1"/></text:p>
            <text:p><text:span text:style-name="T1">すでに存在しているファイルを修正した場合、</text:span></text:p>
            <text:p><text:span text:style-name="T1">$git commit -a -m “comment”</text:span></text:p>
            <text:p><text:span text:style-name="T1">で</text:span><text:span text:style-name="T1">add</text:span><text:span text:style-name="T1">と</text:span><text:span text:style-name="T1">commit</text:span><text:span text:style-name="T1">を両方できるらしい。ただし、ファイルの指定はできず、全変更が反映される様子。</text:span></text:p>
          </draw:text-box>
        </draw:frame>
        <draw:frame draw:style-name="gr1" draw:text-style-name="P1" draw:layer="layout" svg:width="4.545cm" svg:height="0.962cm" svg:x="1.197cm" svg:y="8.265cm">
          <draw:text-box>
            <text:p><text:span text:style-name="T1">バージョン管理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5" draw:text-style-name="P1" draw:layer="layout" svg:width="25.6cm" svg:height="6.273cm" svg:x="1.6cm" svg:y="1.727cm">
          <draw:text-box>
            <text:p><text:span text:style-name="T1">$git status <text:s/></text:span></text:p>
            <text:p><text:span text:style-name="T1">現在の</text:span><text:span text:style-name="T1">branch</text:span><text:span text:style-name="T1">と</text:span><text:span text:style-name="T1">staged</text:span><text:span text:style-name="T1">や</text:span><text:span text:style-name="T1">commited</text:span><text:span text:style-name="T1">されるべきファイル等が表示される。</text:span></text:p>
            <text:p><text:span text:style-name="T1"/></text:p>
            <text:p><text:span text:style-name="T1">$type .gitignore </text:span><text:span text:style-name="T1">で</text:span><text:span text:style-name="T1">.gitignore</text:span><text:span text:style-name="T1">を追加、編集して、</text:span><text:span text:style-name="T1">repository</text:span><text:span text:style-name="T1">で管理しないファイルを指定できる。</text:span></text:p>
            <text:p><text:span text:style-name="T1"/></text:p>
            <text:p><text:span text:style-name="T1">$git log <text:s/>// commit</text:span><text:span text:style-name="T1">の</text:span><text:span text:style-name="T1">log</text:span><text:span text:style-name="T1">確認。 </text:span><text:span text:style-name="T1">--oneline</text:span><text:span text:style-name="T1">をつけると、表示を１行だけに絞る。</text:span></text:p>
            <text:p><text:span text:style-name="T1"/></text:p>
            <text:p><text:span text:style-name="T1">$git log --grep=”</text:span><text:span text:style-name="T1">検索ワード” </text:span><text:span text:style-name="T1">//commitment comment</text:span><text:span text:style-name="T1">でログを検索できる。</text:span></text:p>
          </draw:text-box>
        </draw:frame>
        <draw:frame draw:style-name="gr1" draw:text-style-name="P1" draw:layer="layout" svg:width="4.943cm" svg:height="0.962cm" svg:x="0.8cm" svg:y="0.838cm">
          <draw:text-box>
            <text:p><text:span text:style-name="T1">Status</text:span><text:span text:style-name="T1">、</text:span><text:span text:style-name="T1">Log</text:span><text:span text:style-name="T1">確認</text:span></text:p>
          </draw:text-box>
        </draw:frame>
        <draw:frame draw:style-name="gr1" draw:text-style-name="P1" draw:layer="layout" svg:width="5.192cm" svg:height="0.962cm" svg:x="0.8cm" svg:y="7.738cm">
          <draw:text-box>
            <text:p><text:span text:style-name="T1">特定の</text:span><text:span text:style-name="T1">revision</text:span><text:span text:style-name="T1">へ</text:span></text:p>
          </draw:text-box>
        </draw:frame>
        <draw:frame draw:style-name="gr5" draw:text-style-name="P1" draw:layer="layout" svg:width="25.6cm" svg:height="12.441cm" svg:x="1.6cm" svg:y="8.827cm">
          <draw:text-box>
            <text:p><text:span text:style-name="T1">$git checkout [commit hash] [file name] <text:s/>//</text:span><text:span text:style-name="T1">過去の状態に戻る。ファイル名をつければそのファイルだけ。</text:span></text:p>
            <text:p><text:span text:style-name="T1"/></text:p>
            <text:p><text:span text:style-name="T1">この状態で何かを変更して、</text:span><text:span text:style-name="T1">commit</text:span><text:span text:style-name="T1">した場合、別の</text:span><text:span text:style-name="T1">branch(</text:span><text:span text:style-name="T1">もどき、無名</text:span><text:span text:style-name="T1">branch)</text:span><text:span text:style-name="T1">ができてしまう。なので、基本的にこの状態での変更、</text:span><text:span text:style-name="T1">commit</text:span><text:span text:style-name="T1">はしないこと。してしまっても、下記コマンドで最新に戻す。</text:span></text:p>
            <text:p><text:span text:style-name="T1"/></text:p>
            <text:p><text:span text:style-name="T1">$git checkout [branch name] <text:s/>//</text:span><text:span text:style-name="T1">最新の状態</text:span><text:span text:style-name="T1">HEAD</text:span><text:span text:style-name="T1">に戻れる。</text:span></text:p>
            <text:p><text:span text:style-name="T1"/></text:p>
            <text:p><text:span text:style-name="T1">過去の</text:span><text:span text:style-name="T1">commit</text:span><text:span text:style-name="T1">から編集をしたい場合は、まず現</text:span><text:span text:style-name="T1">branch</text:span><text:span text:style-name="T1">を複製。</text:span></text:p>
            <text:p><text:span text:style-name="T1">$git checkout -b [new branch name] // </text:span><text:span text:style-name="T1">この時点で前の</text:span><text:span text:style-name="T1">branch</text:span><text:span text:style-name="T1">の</text:span><text:span text:style-name="T1">log</text:span><text:span text:style-name="T1">等すべて受け継ぐ。</text:span></text:p>
            <text:p><text:span text:style-name="T1">次に戻りたいステップの数を指定する。</text:span></text:p>
            <text:p><text:span text:style-name="T1">$git reset --hard HEAD^n //n</text:span><text:span text:style-name="T1">に数字が入る。おそらく、</text:span><text:span text:style-name="T1">commit hash</text:span><text:span text:style-name="T1">でもいける。</text:span></text:p>
            <text:p><text:span text:style-name="T1">これで</text:span><text:span text:style-name="T1">new branch</text:span><text:span text:style-name="T1">は</text:span><text:span text:style-name="T1">n step</text:span><text:span text:style-name="T1">前の</text:span><text:span text:style-name="T1">commit</text:span><text:span text:style-name="T1">が最新となった。</text:span></text:p>
            <text:p><text:span text:style-name="T1"/></text:p>
            <text:p><text:span text:style-name="T1">現</text:span><text:span text:style-name="T1">branch</text:span><text:span text:style-name="T1">の</text:span><text:span text:style-name="T1">commit</text:span><text:span text:style-name="T1">から直接の</text:span><text:span text:style-name="T1">new branch</text:span><text:span text:style-name="T1">を陽に作成する方法もある。</text:span></text:p>
            <text:p><text:span text:style-name="T1">$git checkout [commit hash] -b [new branch name]</text:span></text:p>
            <text:p><text:span text:style-name="T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1" draw:text-style-name="P1" draw:layer="layout" svg:width="3.707cm" svg:height="0.962cm" svg:x="0.801cm" svg:y="0.838cm">
          <draw:text-box>
            <text:p><text:span text:style-name="T1">branch</text:span><text:span text:style-name="T1">操作</text:span></text:p>
          </draw:text-box>
        </draw:frame>
        <draw:frame draw:style-name="gr5" draw:text-style-name="P1" draw:layer="layout" svg:width="25.6cm" svg:height="6.346cm" svg:x="1.6cm" svg:y="1.728cm">
          <draw:text-box>
            <text:p><text:span text:style-name="T1">$git branch -b [new branch] //new branch</text:span><text:span text:style-name="T1">を作成</text:span></text:p>
            <text:p><text:span text:style-name="T1"/></text:p>
            <text:p><text:span text:style-name="T1">$git diff [branch A] [branch B] //branch</text:span><text:span text:style-name="T1">間の差分を見る</text:span></text:p>
            <text:p><text:span text:style-name="T1"/></text:p>
            <text:p><text:span text:style-name="T1">$git reset --hard [commit hash] // </text:span><text:span text:style-name="T1">前の</text:span><text:span text:style-name="T1">commit</text:span><text:span text:style-name="T1">の状態に戻り、それ以降の変更は破棄する。消</text:span><text:span text:style-name="T1">えてしまう。</text:span></text:p>
            <text:p><text:span text:style-name="T1"/></text:p>
            <text:p><text:span text:style-name="T1">$git reset [commit hash] //</text:span><text:span text:style-name="T1">前の</text:span><text:span text:style-name="T1">commit</text:span><text:span text:style-name="T1">の状態に戻るが、それ以降の変更は</text:span><text:span text:style-name="T1">stage, commit</text:span><text:span text:style-name="T1">さ</text:span><text:span text:style-name="T1">れていないものの、編集自体は残る。また、</text:span><text:span text:style-name="T1">commit</text:span><text:span text:style-name="T1">することができる。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4T04:32:52.193907175</dc:date>
    <meta:editing-duration>PT3H53M46S</meta:editing-duration>
    <meta:editing-cycles>31</meta:editing-cycles>
    <meta:generator>LibreOffice/5.1.6.2$Linux_X86_64 LibreOffice_project/10m0$Build-2</meta:generator>
    <meta:document-statistic meta:object-count="37"/>
  </office:meta>
</office:document-meta>
</file>